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officeooo:rsid="0010237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23">
        <text:h text:style-name="Heading_20_4" text:outline-level="4">Undo:</text:h>
        <text:p text:style-name="Text_20_body_20_indent_20_Organon">You can undo sections as long as you only work within one node.</text:p>
        <text:p text:style-name="Text_20_body_20_indent_20_Organon"><text:span text:style-name="T1">As soon as you change the node, the text will be saved and the UndoManager will be resetted, so no action can be undone anymore.</text:span></text:p>
        <text:p text:style-name="Text_20_body_20_indent_20_Organon"><text:span text:style-name="T2">There is no version manager yet, with witch you might recover older versions of your text</text:span>. <text:span text:style-name="T2">To save a version</text:span>, <text:span text:style-name="T2">copy the project folder and reopen the copy when needed with Organon. 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71" meta:character-count="376" meta:non-whitespace-character-count="308"/>
    <dc:date>2014-06-24T11:50:37.143000000</dc:date>
    <meta:editing-duration>P0D</meta:editing-duration>
    <meta:editing-cycles>1</meta:editing-cycles>
    <meta:generator>LibreOffice/4.2.4.2$Windows_x86 LibreOffice_project/63150712c6d317d27ce2db16eb94c2f3d7b699f8</meta:generator>
  </office:meta>
</office:document-meta>
</file>